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tyle:font-adornments="Fet" style:font-family-generic="swiss" style:font-pitch="variable"/>
    <style:font-face style:name="AvenirNextCondensed-Bold" svg:font-family="AvenirNextCondensed-Bold" style:font-family-generic="roman" style:font-pitch="variable"/>
    <style:font-face style:name="AvenirNextCondensed-Bold1" svg:font-family="AvenirNextCondensed-Bold" style:font-family-generic="system" style:font-pitch="variable"/>
    <style:font-face style:name="Impact" svg:font-family="Impact"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tima-Regular" svg:font-family="Optima-Regular" style:font-family-generic="roman" style:font-pitch="variable"/>
    <style:font-face style:name="Optima-Regular1" svg:font-family="Optima-Regular" style:font-family-generic="system" style:font-pitch="variable"/>
  </office:font-face-decls>
  <office:automatic-styles>
    <style:style style:name="P1" style:family="paragraph" style:parent-style-name="Standard">
      <style:paragraph-properties fo:text-align="start" style:justify-single-word="false" style:vertical-align="auto"/>
      <style:text-properties style:font-name="Arial2" fo:font-size="10pt" officeooo:paragraph-rsid="001fc0c3" style:font-size-asian="10pt" style:font-size-complex="10pt"/>
    </style:style>
    <style:style style:name="P2" style:family="paragraph" style:parent-style-name="Standard">
      <style:paragraph-properties fo:text-align="start" style:justify-single-word="false" style:vertical-align="auto"/>
      <style:text-properties style:font-name="Arial2" fo:font-size="10pt" officeooo:paragraph-rsid="0022480d" style:font-size-asian="10pt" style:font-size-complex="10pt"/>
    </style:style>
    <style:style style:name="P3" style:family="paragraph" style:parent-style-name="Standard">
      <style:paragraph-properties fo:text-align="start" style:justify-single-word="false" style:vertical-align="auto"/>
      <style:text-properties style:font-name="Arial2" fo:font-size="14pt" style:font-size-asian="14pt" style:font-size-complex="14pt"/>
    </style:style>
    <style:style style:name="P4" style:family="paragraph" style:parent-style-name="Standard">
      <style:paragraph-properties fo:text-align="center" style:justify-single-word="false" style:vertical-align="auto"/>
      <style:text-properties style:font-name="Arial2" fo:font-size="16pt" style:font-size-asian="16pt" style:font-size-complex="16pt"/>
    </style:style>
    <style:style style:name="P5" style:family="paragraph" style:parent-style-name="Standard">
      <style:paragraph-properties fo:text-align="start" style:justify-single-word="false" style:vertical-align="auto"/>
      <style:text-properties fo:color="#000000" loext:opacity="100%" style:font-name="Arial2" fo:font-size="10pt" fo:language="sv" fo:country="SE" style:font-name-asian="Optima-Regular1" style:font-size-asian="10pt" style:font-size-complex="10pt"/>
    </style:style>
    <style:style style:name="P6" style:family="paragraph" style:parent-style-name="Standard">
      <style:paragraph-properties fo:text-align="start" style:justify-single-word="false" style:vertical-align="auto"/>
      <style:text-properties fo:color="#000000" loext:opacity="100%" style:font-name="Arial2" fo:font-size="10pt" fo:language="sv" fo:country="SE" officeooo:paragraph-rsid="0022480d" style:font-name-asian="Optima-Regular1" style:font-size-asian="10pt" style:font-size-complex="10pt"/>
    </style:style>
    <style:style style:name="P7" style:family="paragraph" style:parent-style-name="Standard">
      <style:paragraph-properties fo:line-height="200%" fo:text-align="start" style:justify-single-word="false" style:vertical-align="auto"/>
      <style:text-properties fo:color="#000000" loext:opacity="100%" style:font-name="Arial2" fo:font-size="10pt" fo:language="sv" fo:country="SE" style:font-name-asian="Optima-Regular1" style:font-size-asian="10pt" style:font-size-complex="10pt"/>
    </style:style>
    <style:style style:name="P8" style:family="paragraph" style:parent-style-name="Standard">
      <style:paragraph-properties fo:line-height="100%" fo:text-align="start" style:justify-single-word="false" style:vertical-align="auto"/>
      <style:text-properties fo:color="#000000" loext:opacity="100%" style:font-name="Arial2" fo:font-size="10pt" fo:language="sv" fo:country="SE" style:font-name-asian="Optima-Regular1" style:font-size-asian="10pt" style:font-size-complex="10pt"/>
    </style:style>
    <style:style style:name="P9" style:family="paragraph" style:parent-style-name="Standard">
      <style:paragraph-properties fo:text-align="start" style:justify-single-word="false" style:vertical-align="auto"/>
      <style:text-properties fo:color="#000000" loext:opacity="100%" style:font-name="Arial2" fo:font-size="14pt" fo:language="sv" fo:country="SE" style:font-name-asian="AvenirNextCondensed-Bold1" style:font-size-asian="14pt"/>
    </style:style>
    <style:style style:name="P10" style:family="paragraph" style:parent-style-name="Standard">
      <style:paragraph-properties fo:text-align="start" style:justify-single-word="false" style:vertical-align="auto"/>
      <style:text-properties fo:color="#000000" loext:opacity="100%" style:font-name="Optima-Regular" fo:font-size="9pt" fo:language="sv" fo:country="SE" style:font-name-asian="Optima-Regular1" style:font-size-asian="9pt"/>
    </style:style>
    <style:style style:name="P11" style:family="paragraph" style:parent-style-name="Standard">
      <style:paragraph-properties fo:text-align="start" style:justify-single-word="false" style:vertical-align="auto"/>
      <style:text-properties fo:color="#000000" loext:opacity="100%" style:font-name="Optima-Regular" fo:font-size="9pt" fo:language="sv" fo:country="SE" officeooo:rsid="001fc0c3" style:font-name-asian="Optima-Regular1" style:font-size-asian="9pt"/>
    </style:style>
    <style:style style:name="P12" style:family="paragraph" style:parent-style-name="Standard">
      <style:paragraph-properties fo:text-align="start" style:justify-single-word="false" style:vertical-align="auto"/>
      <style:text-properties fo:color="#000000" loext:opacity="100%" style:font-name="AvenirNextCondensed-Bold" fo:font-size="14pt" fo:language="sv" fo:country="SE" officeooo:paragraph-rsid="0022480d" style:font-name-asian="AvenirNextCondensed-Bold1" style:font-size-asian="14pt"/>
    </style:style>
    <style:style style:name="P13" style:family="paragraph" style:parent-style-name="Standard">
      <style:paragraph-properties fo:text-align="center" style:justify-single-word="false" style:vertical-align="auto"/>
      <style:text-properties fo:color="#000000" loext:opacity="100%" style:font-name="Arial2" fo:font-size="16pt" fo:language="sv" fo:country="SE" officeooo:rsid="002675d6" officeooo:paragraph-rsid="002675d6" style:font-name-asian="Impact" style:font-size-asian="16pt" style:font-size-complex="16pt"/>
    </style:style>
    <style:style style:name="P14" style:family="paragraph" style:parent-style-name="Standard" style:list-style-name="L1">
      <style:paragraph-properties fo:line-height="150%" fo:text-align="start" style:justify-single-word="false" style:vertical-align="auto"/>
      <style:text-properties fo:color="#000000" loext:opacity="100%" style:font-name="Arial2" fo:font-size="10pt" fo:language="sv" fo:country="SE" style:font-name-asian="Optima-Regular1" style:font-size-asian="10pt" style:font-size-complex="10pt"/>
    </style:style>
    <style:style style:name="P15" style:family="paragraph" style:parent-style-name="Standard" style:list-style-name="L2">
      <style:paragraph-properties fo:line-height="150%" fo:text-align="start" style:justify-single-word="false" style:vertical-align="auto"/>
      <style:text-properties fo:color="#000000" loext:opacity="100%" style:font-name="Arial2" fo:font-size="10pt" fo:language="sv" fo:country="SE" style:font-name-asian="Optima-Regular1" style:font-size-asian="10pt" style:font-size-complex="10pt"/>
    </style:style>
    <style:style style:name="P16" style:family="paragraph" style:parent-style-name="Standard" style:list-style-name="L3">
      <style:paragraph-properties fo:line-height="150%" fo:text-align="start" style:justify-single-word="false" style:vertical-align="auto"/>
      <style:text-properties fo:color="#000000" loext:opacity="100%" style:font-name="Arial2" fo:font-size="10pt" fo:language="sv" fo:country="SE" style:font-name-asian="Optima-Regular1" style:font-size-asian="10pt" style:font-size-complex="10pt"/>
    </style:style>
    <style:style style:name="P17" style:family="paragraph" style:parent-style-name="Standard" style:list-style-name="L1">
      <style:paragraph-properties fo:line-height="200%" fo:text-align="start" style:justify-single-word="false" style:vertical-align="auto"/>
      <style:text-properties fo:color="#000000" loext:opacity="100%" style:font-name="Arial2" fo:font-size="10pt" fo:language="sv" fo:country="SE" style:font-name-asian="Optima-Regular1" style:font-size-asian="10pt" style:font-size-complex="10pt"/>
    </style:style>
    <style:style style:name="P18" style:family="paragraph" style:parent-style-name="Standard" style:list-style-name="L1">
      <style:paragraph-properties fo:line-height="100%" fo:text-align="start" style:justify-single-word="false" style:vertical-align="auto"/>
      <style:text-properties fo:color="#000000" loext:opacity="100%" style:font-name="Arial2" fo:font-size="10pt" fo:language="sv" fo:country="SE" officeooo:paragraph-rsid="001fc0c3" style:font-name-asian="Optima-Regular1" style:font-size-asian="10pt" style:font-size-complex="10pt"/>
    </style:style>
    <style:style style:name="P19" style:family="paragraph" style:parent-style-name="Standard" style:list-style-name="L1">
      <style:paragraph-properties fo:line-height="100%" fo:text-align="start" style:justify-single-word="false" style:vertical-align="auto"/>
      <style:text-properties fo:color="#000000" loext:opacity="100%" style:font-name="Arial2" fo:font-size="10pt" fo:language="sv" fo:country="SE" style:font-name-asian="Optima-Regular1" style:font-size-asian="10pt" style:font-size-complex="10pt"/>
    </style:style>
    <style:style style:name="P20" style:family="paragraph" style:parent-style-name="Standard" style:list-style-name="L1">
      <style:paragraph-properties fo:line-height="115%" fo:text-align="start" style:justify-single-word="false" style:vertical-align="auto"/>
      <style:text-properties fo:color="#000000" loext:opacity="100%" style:font-name="Arial2" fo:font-size="10pt" fo:language="sv" fo:country="SE" style:font-name-asian="Optima-Regular1" style:font-size-asian="10pt" style:font-size-complex="10pt"/>
    </style:style>
    <style:style style:name="P21" style:family="paragraph" style:parent-style-name="Standard" style:list-style-name="L1">
      <style:paragraph-properties fo:line-height="115%" fo:text-align="start" style:justify-single-word="false" style:vertical-align="auto"/>
      <style:text-properties fo:color="#000000" loext:opacity="100%" style:font-name="Arial2" fo:font-size="10pt" fo:language="sv" fo:country="SE" officeooo:paragraph-rsid="001fc0c3" style:font-name-asian="Optima-Regular1" style:font-size-asian="10pt" style:font-size-complex="10pt"/>
    </style:style>
    <style:style style:name="P22" style:family="paragraph" style:parent-style-name="Standard" style:list-style-name="L1">
      <style:paragraph-properties fo:text-align="start" style:justify-single-word="false" style:vertical-align="auto"/>
      <style:text-properties fo:color="#000000" loext:opacity="100%" style:font-name="Arial2" fo:font-size="10pt" fo:language="sv" fo:country="SE" officeooo:paragraph-rsid="001fc0c3" style:font-name-asian="AvenirNextCondensed-Bold1" style:font-size-asian="10pt" style:font-size-complex="10pt"/>
    </style:style>
    <style:style style:name="P23" style:family="paragraph" style:parent-style-name="Standard">
      <style:paragraph-properties fo:text-align="start" style:justify-single-word="false" style:vertical-align="auto"/>
      <style:text-properties fo:color="#000000" loext:opacity="100%" style:font-name="Liberation Serif" fo:font-size="12pt" fo:language="sv" fo:country="SE" officeooo:rsid="002675d6" officeooo:paragraph-rsid="002675d6" style:font-name-asian="Impact" style:font-size-asian="12pt" style:font-size-complex="12pt"/>
    </style:style>
    <style:style style:name="P24" style:family="paragraph" style:parent-style-name="Standard">
      <style:paragraph-properties fo:text-align="start" style:justify-single-word="false" style:vertical-align="auto"/>
      <style:text-properties fo:color="#000000" loext:opacity="100%" style:font-name="Liberation Serif" fo:font-size="12pt" fo:language="sv" fo:country="SE" officeooo:rsid="00280b5a" officeooo:paragraph-rsid="00280b5a" style:font-name-asian="Impact" style:font-size-asian="12pt" style:font-size-complex="12pt"/>
    </style:style>
    <style:style style:name="P25" style:family="paragraph" style:parent-style-name="Standard">
      <style:paragraph-properties fo:text-align="center" style:justify-single-word="false" style:vertical-align="auto"/>
      <style:text-properties fo:color="#000000" loext:opacity="100%" style:font-name="Liberation Serif" fo:font-size="12pt" fo:language="sv" fo:country="SE" style:font-name-asian="Impact" style:font-size-asian="12pt" style:font-size-complex="12pt"/>
    </style:style>
    <style:style style:name="P26" style:family="paragraph" style:parent-style-name="Standard">
      <style:paragraph-properties fo:text-align="start" style:justify-single-word="false" style:vertical-align="auto"/>
      <style:text-properties fo:color="#000000" loext:opacity="100%" style:font-name="Liberation Serif" fo:font-size="12pt" fo:language="sv" fo:country="SE" officeooo:rsid="002a4057" officeooo:paragraph-rsid="002a4057" style:font-name-asian="Impact" style:font-size-asian="12pt" style:font-size-complex="12pt"/>
    </style:style>
    <style:style style:name="P27" style:family="paragraph" style:parent-style-name="Standard">
      <style:paragraph-properties fo:text-align="start" style:justify-single-word="false" style:vertical-align="auto"/>
      <style:text-properties fo:color="#000000" loext:opacity="100%" style:font-name="Liberation Serif" fo:font-size="12pt" fo:language="sv" fo:country="SE" officeooo:rsid="002a4057" officeooo:paragraph-rsid="002b7e9a" style:font-name-asian="Impact" style:font-size-asian="12pt" style:font-size-complex="12pt"/>
    </style:style>
    <style:style style:name="P28" style:family="paragraph" style:parent-style-name="Standard">
      <style:paragraph-properties fo:text-align="start" style:justify-single-word="false" style:vertical-align="auto"/>
      <style:text-properties fo:color="#000000" loext:opacity="100%" style:font-name="Liberation Serif" fo:font-size="12pt" fo:language="sv" fo:country="SE" officeooo:rsid="002b7e9a" officeooo:paragraph-rsid="002b7e9a" style:font-name-asian="Impact" style:font-size-asian="12pt" style:font-size-complex="12pt"/>
    </style:style>
    <style:style style:name="P29" style:family="paragraph" style:parent-style-name="Standard">
      <style:paragraph-properties fo:text-align="start" style:justify-single-word="false" style:vertical-align="auto"/>
      <style:text-properties fo:color="#000000" loext:opacity="100%" style:font-name="Liberation Serif" fo:font-size="15pt" fo:language="sv" fo:country="SE" fo:font-weight="bold" officeooo:rsid="002a4057" officeooo:paragraph-rsid="002a4057" style:font-name-asian="Impact" style:font-size-asian="15pt" style:font-weight-asian="bold" style:font-size-complex="15pt" style:font-weight-complex="bold"/>
    </style:style>
    <style:style style:name="P30" style:family="paragraph" style:parent-style-name="Standard" style:list-style-name="L1">
      <style:paragraph-properties fo:line-height="100%" fo:text-align="start" style:justify-single-word="false" style:vertical-align="auto"/>
      <style:text-properties style:font-name="Arial2" fo:font-size="10pt" officeooo:paragraph-rsid="001fc0c3" style:font-size-asian="10pt" style:font-size-complex="10pt"/>
    </style:style>
    <style:style style:name="T1" style:family="text">
      <style:text-properties fo:color="#000000" loext:opacity="100%" fo:language="sv" fo:country="SE" style:font-name-asian="Optima-Regular1"/>
    </style:style>
    <style:style style:name="T2" style:family="text">
      <style:text-properties fo:color="#000000" loext:opacity="100%" fo:language="sv" fo:country="SE" officeooo:rsid="002461da" style:font-name-asian="Optima-Regular1"/>
    </style:style>
    <style:style style:name="T3" style:family="text">
      <style:text-properties fo:color="#000000" loext:opacity="100%" fo:language="sv" fo:country="SE" style:font-name-asian="AvenirNextCondensed-Bold1"/>
    </style:style>
    <style:style style:name="T4" style:family="text">
      <style:text-properties fo:color="#000000" loext:opacity="100%" fo:language="sv" fo:country="SE" officeooo:rsid="001fc0c3" style:font-name-asian="AvenirNextCondensed-Bold1"/>
    </style:style>
    <style:style style:name="T5" style:family="text">
      <style:text-properties fo:color="#000000" loext:opacity="100%" fo:language="sv" fo:country="SE" fo:font-weight="bold" style:font-name-asian="Optima-Regular1" style:font-weight-asian="bold" style:font-weight-complex="bold"/>
    </style:style>
    <style:style style:name="T6" style:family="text">
      <style:text-properties fo:color="#000000" loext:opacity="100%" fo:language="sv" fo:country="SE" style:font-name-asian="Impact"/>
    </style:style>
    <style:style style:name="T7" style:family="text">
      <style:text-properties officeooo:rsid="00296da2"/>
    </style:style>
    <style:style style:name="T8" style:family="text">
      <style:text-properties officeooo:rsid="002b7e9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SS</text:p>
      <text:p text:style-name="P13"/>
      <text:p text:style-name="P23">Bakgrundsbild</text:p>
      <text:p text:style-name="P23"/>
      <text:p text:style-name="P23">en div låda med en transparent bakgrund. Inkluderar h1 och navigation.</text:p>
      <text:p text:style-name="P24">Navigationen</text:p>
      <text:p text:style-name="P24">länkana hover, förutom den aktiva, annan. CSS-attribu<text:span text:style-name="T7">t</text:span>.</text:p>
      <text:p text:style-name="P24"/>
      <text:p text:style-name="P29">Stjärnan</text:p>
      <text:p text:style-name="P26">::before li {<text:line-break/> <text:s text:c="3"/>position: absolute;</text:p>
      <text:p text:style-name="P26"/>
      <text:p text:style-name="P26">(<text:span text:style-name="T8">höger</text:span>)<text:line-break/> <text:s text:c="3"/>right: 50px;<text:line-break/> <text:s text:c="3"/>top: 200px;</text:p>
      <text:p text:style-name="P26"/>
      <text:p text:style-name="P28">eller</text:p>
      <text:p text:style-name="P28"/>
      <text:p text:style-name="P27">#content #close <text:span text:style-name="T8">(modal rutan kap.11 positionövning 2) högst upp till höger</text:span><text:line-break/> <text:s text:c="3"/>position: absolute;<text:line-break/> <text:s text:c="3"/>top: 15px;<text:line-break/> <text:s text:c="3"/>right: 20px;<text:line-break/> <text:s text:c="3"/>padding: 20px;<text:line-break/> <text:s text:c="3"/>color: white;<text:line-break/> <text:s text:c="3"/>background-color: #2c5375;}</text:p>
      <text:p text:style-name="P24"/>
      <text:p text:style-name="P23"/>
      <text:p text:style-name="P23"/>
      <text:p text:style-name="P23"/>
      <text:p text:style-name="P23"/>
      <text:p text:style-name="P23"/>
      <text:p text:style-name="P23"/>
      <text:p text:style-name="P23"/>
      <text:p text:style-name="P25"/>
      <text:p text:style-name="P4"><text:span text:style-name="T6">Projekt - </text:span><text:span text:style-name="T1">Digital design och utveckling 1</text:span></text:p>
      <text:p text:style-name="P5">Projektet går ut på att du ska koda en sida som ser ut som den på videon. Du måste använda HTML-koden som finns i mappen. Projektet har olika krav beroende på om du vill ha G eller VG som betyg.</text:p>
      <text:p text:style-name="P5"/>
      <text:p text:style-name="P10"/>
      <text:p text:style-name="P9">Deadline och inlämning</text:p>
      <text:p text:style-name="P1"><text:span text:style-name="T1">Deadline för inlämning av projektet är</text:span><text:span text:style-name="T5"> 24:e oktober kl 17:00. </text:span><text:span text:style-name="T1">Om du lämnar in vid eller före deadline redovisar du din kod någon gång under den 25:e oktober. Nästa deadline för inlämning är 11:e december. Om du lämnar in före det datumet redovisar du din kod under vecka 50.</text:span></text:p>
      <text:p text:style-name="P10"/>
      <text:p text:style-name="P10"/>
      <text:p text:style-name="P3"><text:span text:style-name="T3">Krav - </text:span><text:span text:style-name="T4">V</text:span><text:span text:style-name="T3">G</text:span></text:p>
      <text:p text:style-name="P5">För att få betyget G i projektet måste alla följande krav vara uppfyllda:</text:p>
      <text:p text:style-name="P7"/>
      <text:list xml:id="list2269802160" text:style-name="L1">
        <text:list-item>
          <text:p text:style-name="P14">Du ska ha lämnat in en zip-fil på Canvas. I zip-filen ska det ingå:</text:p>
        </text:list-item>
      </text:list>
      <text:list xml:id="list2360381127" text:style-name="L2">
        <text:list-item>
          <text:list>
            <text:list-item>
              <text:p text:style-name="P15">En mapp (kallad “sidan”) som innehåller alla filer som ingå i sidan (HTML, CSS och bilder).</text:p>
            </text:list-item>
          </text:list>
        </text:list-item>
      </text:list>
      <text:list xml:id="list4231849034" text:style-name="L3">
        <text:list-item>
          <text:list>
            <text:list-item>
              <text:p text:style-name="P16">En txt-fil som inkluderar följande data:</text:p>
            </text:list-item>
            <text:list-item>
              <text:p text:style-name="P16"><text:soft-page-break/>Länk till projektets repository på Github. Det måste åtminstone finnas 5 meningsfulla commits.</text:p>
            </text:list-item>
            <text:list-item>
              <text:p text:style-name="P16">Adressen till din sida på webben (du ska ha laddat upp den på “din” FTP-mapp).</text:p>
            </text:list-item>
          </text:list>
        </text:list-item>
      </text:list>
      <text:p text:style-name="P8"/>
      <text:list xml:id="list111145830612286" text:continue-list="list2269802160" text:style-name="L1">
        <text:list-item>
          <text:p text:style-name="P17">Du ska ha redovisat din CSS-kod och visat att du behärskar den.</text:p>
        </text:list-item>
        <text:list-item>
          <text:p text:style-name="P30"><text:span text:style-name="T1">Du får INTE ändra HTML-strukturen </text:span><text:span text:style-name="T2">eller </text:span><text:span text:style-name="T1">lägga till några CSS-klasser (eller IDs) i HTML-koden. Du måste istället använda dig av olika typer av avancerade selektorer.</text:span></text:p>
          <text:p text:style-name="P18"/>
        </text:list-item>
        <text:list-item>
          <text:p text:style-name="P18">Du får inte lägga till några nya ID. De två ID:n som finns idag kan du ändra till något som passar bättre med innehållet i din sida.</text:p>
          <text:p text:style-name="P18"/>
        </text:list-item>
        <text:list-item>
          <text:p text:style-name="P20">Du måste ändra sidans innehåll. HTML-koden du har fått presenterar två skivor av Jimi Hendrix. Ditt projekt måste presentera något annat. Man får välja vad som helst (inget hat!) och alla studenter måste välja något som ingen annan har valt. För att säkerställa att ingen repeterar innehåll så måste innehållet godkännas av en lärare vid något av kursens på-plats-tillfällen.</text:p>
          <text:p text:style-name="P19"/>
        </text:list-item>
        <text:list-item>
          <text:p text:style-name="P20">Om man inte väljer två skivor så får man vara lite kreativ med vad man skriver där det på Jimi Hendrix sidan står sånt som: Musikerna, låtarna (båda sidor), publiceringsdatum, albumtitel, etc. Prata med oss lärare så hjälper vi med det.</text:p>
        </text:list-item>
        <text:list-item>
          <text:p text:style-name="P21">Ikonen (med en 1 i mitten) som syns bredvid albumtiteln “Axis: Bold as Love” måste vara med på din sida, på samma plats. Bildfilen för den finns i mappen “media”. Du får ju dock inte skapa nya HTML-element. Tips: Hitta information på webben om hur pseudoklasserna ::before och ::after fungerar.</text:p>
          <text:p text:style-name="P21"/>
        </text:list-item>
        <text:list-item>
          <text:p text:style-name="P20">Bilderna som ingår i desktop-varianten (800px bredd och högre) får inte tillsammans väga mer än 800Kb. Bilderna som ingår i tablet- eller phone-varianten (800px bredd och högre) får inte tillsammans väga mer än 500Kb. </text:p>
          <text:p text:style-name="P20"/>
        </text:list-item>
        <text:list-item>
          <text:p text:style-name="P21">Din CSS-kod måste vara byggd så att alla text-storlekar på sidan kan göras större eller mindre med genom att ändra endast ett CSS-värde. För att lyckas med detta måste du använda dig av CSS-variabler på ett smart sätt.</text:p>
          <text:p text:style-name="P22"/>
        </text:list-item>
      </text:list>
      <text:p text:style-name="P11"/>
      <text:p text:style-name="Standard"/>
      <text:p text:style-name="P12">Redovisning</text:p>
      <text:p text:style-name="P2"><text:span text:style-name="T1">Upplägget för redovisning liknar de i arbetslivet vanligt förekommande “code reviews”. Vi utgår från koden som du har lämnat in och ställer frågor kring den. Typiska frågor: </text:span><text:span text:style-name="T5">Vad gör denna rad? Vad händer om vi tar bort eller ändrar detta värde? etc.</text:span><text:span text:style-name="T1"> Frågorna är till för att säkerställa att du behärskar koden som du har lämnat in. Det är ok att få hjälp av andra klasskamrater med projektet men du måste behärska koden som du lämnar in. Amanuenser och lärare kan dock inte hjälpa dig direkt med koden i ditt projekt.</text:span></text:p>
      <text:p text:style-name="P6"/>
      <text:p text:style-name="P6">Redovisningen tar 15-20 minuter per person och genomförs individuellt med en av lärarna (Sebbe eller Erik). Om det under redovisningen inte är tydligt att du behärskar koden du har lämnat in så kommer du att behöva redovisa igen vid ett senare tillfälle. Utgångspunkten är att nästa redovisning sker i samband med nästa officiella datum för redovisning (se ovan) men om vi bedömer att det är bara någon detalj som saknades kan det ibland lösas genom att du redovisar igen några få dagar senare. Redovisningen är en väsentlig del av projektet och examinationen blir godkänd först efter att den är avklara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tyle:font-adornments="Fet" style:font-family-generic="swiss" style:font-pitch="variable"/>
    <style:font-face style:name="AvenirNextCondensed-Bold" svg:font-family="AvenirNextCondensed-Bold" style:font-family-generic="roman" style:font-pitch="variable"/>
    <style:font-face style:name="AvenirNextCondensed-Bold1" svg:font-family="AvenirNextCondensed-Bold" style:font-family-generic="system" style:font-pitch="variable"/>
    <style:font-face style:name="Impact" svg:font-family="Impact"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tima-Regular" svg:font-family="Optima-Regular" style:font-family-generic="roman" style:font-pitch="variable"/>
    <style:font-face style:name="Optima-Regular1" svg:font-family="Optima-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sv" fo:country="S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sv" fo:country="S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01T23:50:26.721000000</meta:creation-date>
    <dc:date>2022-10-21T11:11:44.892000000</dc:date>
    <meta:editing-duration>PT1H4M31S</meta:editing-duration>
    <meta:editing-cycles>14</meta:editing-cycles>
    <meta:generator>LibreOffice/7.3.2.2$Windows_X86_64 LibreOffice_project/49f2b1bff42cfccbd8f788c8dc32c1c309559be0</meta:generator>
    <meta:document-statistic meta:table-count="0" meta:image-count="0" meta:object-count="0" meta:page-count="2" meta:paragraph-count="32" meta:word-count="726" meta:character-count="4281" meta:non-whitespace-character-count="3563"/>
  </office:meta>
</office:document-meta>
</file>